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cb7a3" officeooo:paragraph-rsid="001cb7a3" style:font-weight-asian="bold" style:font-weight-complex="bold"/>
    </style:style>
    <style:style style:name="P2" style:family="paragraph" style:parent-style-name="Standard">
      <style:text-properties fo:font-weight="bold" officeooo:rsid="001cb7a3" officeooo:paragraph-rsid="001e8879" style:font-weight-asian="bold" style:font-weight-complex="bold"/>
    </style:style>
    <style:style style:name="P3" style:family="paragraph" style:parent-style-name="Standard">
      <style:text-properties fo:font-weight="bold" officeooo:rsid="001e8879" officeooo:paragraph-rsid="001e8879" style:font-weight-asian="bold" style:font-weight-complex="bold"/>
    </style:style>
    <style:style style:name="P4" style:family="paragraph" style:parent-style-name="Standard">
      <style:text-properties fo:font-weight="bold" officeooo:rsid="00208299" officeooo:paragraph-rsid="002b8129" style:font-weight-asian="bold" style:font-weight-complex="bold"/>
    </style:style>
    <style:style style:name="P5" style:family="paragraph" style:parent-style-name="Standard">
      <style:text-properties fo:font-weight="bold" officeooo:rsid="00208299" officeooo:paragraph-rsid="00208299" style:font-weight-asian="bold" style:font-weight-complex="bold"/>
    </style:style>
    <style:style style:name="P6" style:family="paragraph" style:parent-style-name="Standard">
      <style:text-properties fo:font-weight="bold" officeooo:rsid="0021b8eb" officeooo:paragraph-rsid="0021b8eb" style:font-weight-asian="bold" style:font-weight-complex="bold"/>
    </style:style>
    <style:style style:name="P7" style:family="paragraph" style:parent-style-name="Standard">
      <style:text-properties fo:font-weight="bold" officeooo:rsid="0033dacd" officeooo:paragraph-rsid="0033dacd" style:font-weight-asian="bold" style:font-weight-complex="bold"/>
    </style:style>
    <style:style style:name="P8" style:family="paragraph" style:parent-style-name="Standard">
      <style:text-properties fo:font-weight="normal" officeooo:rsid="00208299" officeooo:paragraph-rsid="00208299" style:font-weight-asian="normal" style:font-weight-complex="normal"/>
    </style:style>
    <style:style style:name="P9" style:family="paragraph" style:parent-style-name="Standard">
      <style:text-properties fo:font-weight="normal" officeooo:rsid="001cb7a3" officeooo:paragraph-rsid="001cb7a3" style:font-weight-asian="normal" style:font-weight-complex="normal"/>
    </style:style>
    <style:style style:name="P10" style:family="paragraph" style:parent-style-name="Standard">
      <style:text-properties fo:font-weight="normal" officeooo:rsid="001e8879" officeooo:paragraph-rsid="001e8879" style:font-weight-asian="normal" style:font-weight-complex="normal"/>
    </style:style>
    <style:style style:name="P11" style:family="paragraph" style:parent-style-name="Standard">
      <style:text-properties fo:font-weight="normal" officeooo:rsid="0032356d" officeooo:paragraph-rsid="0021b8eb" style:font-weight-asian="normal" style:font-weight-complex="normal"/>
    </style:style>
    <style:style style:name="P12" style:family="paragraph" style:parent-style-name="Standard" style:list-style-name="L1">
      <style:text-properties fo:font-weight="normal" officeooo:rsid="001e8879" officeooo:paragraph-rsid="001e8879" style:font-weight-asian="normal" style:font-weight-complex="normal"/>
    </style:style>
    <style:style style:name="P13" style:family="paragraph" style:parent-style-name="Standard" style:list-style-name="L1">
      <style:text-properties fo:font-weight="normal" officeooo:rsid="001e8879" officeooo:paragraph-rsid="002e72d2" style:font-weight-asian="normal" style:font-weight-complex="normal"/>
    </style:style>
    <style:style style:name="P14" style:family="paragraph" style:parent-style-name="Standard" style:list-style-name="L1">
      <style:text-properties fo:font-weight="normal" officeooo:rsid="00207c05" officeooo:paragraph-rsid="002e72d2" style:font-weight-asian="normal" style:font-weight-complex="normal"/>
    </style:style>
    <style:style style:name="P15" style:family="paragraph" style:parent-style-name="Standard" style:list-style-name="L1">
      <style:text-properties fo:font-weight="normal" officeooo:rsid="00207c05" officeooo:paragraph-rsid="00207c05" style:font-weight-asian="normal" style:font-weight-complex="normal"/>
    </style:style>
    <style:style style:name="P16" style:family="paragraph" style:parent-style-name="Standard" style:list-style-name="L1">
      <style:text-properties fo:font-weight="normal" officeooo:rsid="00207c05" officeooo:paragraph-rsid="002e9686" style:font-weight-asian="normal" style:font-weight-complex="normal"/>
    </style:style>
    <style:style style:name="P17" style:family="paragraph" style:parent-style-name="Standard" style:list-style-name="L1">
      <style:text-properties fo:font-weight="normal" officeooo:rsid="002e9686" officeooo:paragraph-rsid="002e9686" style:font-weight-asian="normal" style:font-weight-complex="normal"/>
    </style:style>
    <style:style style:name="P18" style:family="paragraph" style:parent-style-name="Standard" style:list-style-name="L1">
      <style:text-properties fo:font-weight="normal" officeooo:rsid="002faddb" officeooo:paragraph-rsid="002faddb" style:font-weight-asian="normal" style:font-weight-complex="normal"/>
    </style:style>
    <style:style style:name="P19" style:family="paragraph" style:parent-style-name="Standard" style:list-style-name="L2">
      <style:text-properties fo:font-weight="normal" officeooo:rsid="0021b8eb" officeooo:paragraph-rsid="002ca065" style:font-weight-asian="normal" style:font-weight-complex="normal"/>
    </style:style>
    <style:style style:name="P20" style:family="paragraph" style:parent-style-name="Standard">
      <style:text-properties fo:font-weight="normal" officeooo:rsid="001cb7a3" officeooo:paragraph-rsid="001cb7a3" style:font-weight-asian="normal" style:font-weight-complex="normal"/>
    </style:style>
    <style:style style:name="P21" style:family="paragraph" style:parent-style-name="Standard" style:list-style-name="L2">
      <style:text-properties fo:font-weight="bold" officeooo:rsid="002b8129" officeooo:paragraph-rsid="002ca065" style:font-weight-asian="bold" style:font-weight-complex="bold"/>
    </style:style>
    <style:style style:name="P22" style:family="paragraph" style:parent-style-name="Standard">
      <style:text-properties fo:font-weight="bold" officeooo:rsid="001cb7a3" officeooo:paragraph-rsid="001cb7a3" style:font-weight-asian="bold" style:font-weight-complex="bold"/>
    </style:style>
    <style:style style:name="P23" style:family="paragraph" style:parent-style-name="Standard">
      <style:text-properties fo:font-weight="bold" officeooo:rsid="001cb7a3" officeooo:paragraph-rsid="00405ac9" style:font-weight-asian="bold" style:font-weight-complex="bold"/>
    </style:style>
    <style:style style:name="P24" style:family="paragraph" style:parent-style-name="Standard">
      <style:text-properties fo:font-style="italic" fo:font-weight="normal" officeooo:rsid="003255ed" officeooo:paragraph-rsid="003255ed" style:font-style-asian="italic" style:font-weight-asian="normal" style:font-style-complex="italic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e8879" style:font-weight-asian="normal" style:font-weight-complex="normal"/>
    </style:style>
    <style:style style:name="T3" style:family="text">
      <style:text-properties fo:font-weight="normal" officeooo:rsid="0021b8eb" style:font-weight-asian="normal" style:font-weight-complex="normal"/>
    </style:style>
    <style:style style:name="T4" style:family="text">
      <style:text-properties fo:font-weight="normal" officeooo:rsid="0024affc" style:font-weight-asian="normal" style:font-weight-complex="normal"/>
    </style:style>
    <style:style style:name="T5" style:family="text">
      <style:text-properties fo:font-weight="normal" officeooo:rsid="00274151" style:font-weight-asian="normal" style:font-weight-complex="normal"/>
    </style:style>
    <style:style style:name="T6" style:family="text">
      <style:text-properties fo:font-weight="normal" officeooo:rsid="0029b277" style:font-weight-asian="normal" style:font-weight-complex="normal"/>
    </style:style>
    <style:style style:name="T7" style:family="text">
      <style:text-properties fo:font-weight="normal" officeooo:rsid="002b8129" style:font-weight-asian="normal" style:font-weight-complex="normal"/>
    </style:style>
    <style:style style:name="T8" style:family="text">
      <style:text-properties fo:font-weight="normal" officeooo:rsid="002e72d2" style:font-weight-asian="normal" style:font-weight-complex="normal"/>
    </style:style>
    <style:style style:name="T9" style:family="text">
      <style:text-properties fo:font-weight="normal" officeooo:rsid="0032356d" style:font-weight-asian="normal" style:font-weight-complex="normal"/>
    </style:style>
    <style:style style:name="T10" style:family="text">
      <style:text-properties fo:font-weight="normal" officeooo:rsid="003725af" style:font-weight-asian="normal" style:font-weight-complex="normal"/>
    </style:style>
    <style:style style:name="T11" style:family="text">
      <style:text-properties fo:font-weight="normal" officeooo:rsid="00385218" style:font-weight-asian="normal" style:font-weight-complex="normal"/>
    </style:style>
    <style:style style:name="T12" style:family="text">
      <style:text-properties fo:font-weight="normal" officeooo:rsid="00405ac9" style:font-weight-asian="normal" style:font-weight-complex="normal"/>
    </style:style>
    <style:style style:name="T13" style:family="text">
      <style:text-properties officeooo:rsid="001e8879"/>
    </style:style>
    <style:style style:name="T14" style:family="text">
      <style:text-properties officeooo:rsid="00207c05"/>
    </style:style>
    <style:style style:name="T15" style:family="text">
      <style:text-properties officeooo:rsid="0027e6a6"/>
    </style:style>
    <style:style style:name="T16" style:family="text">
      <style:text-properties officeooo:rsid="0029b277"/>
    </style:style>
    <style:style style:name="T17" style:family="text">
      <style:text-properties fo:font-weight="bold" officeooo:rsid="002b8129" style:font-weight-asian="bold" style:font-weight-complex="bold"/>
    </style:style>
    <style:style style:name="T18" style:family="text">
      <style:text-properties fo:font-weight="bold" officeooo:rsid="002ca065" style:font-weight-asian="bold" style:font-weight-complex="bold"/>
    </style:style>
    <style:style style:name="T19" style:family="text">
      <style:text-properties fo:font-weight="bold" officeooo:rsid="0031f4ac" style:font-weight-asian="bold" style:font-weight-complex="bold"/>
    </style:style>
    <style:style style:name="T20" style:family="text">
      <style:text-properties fo:font-weight="bold" officeooo:rsid="003725af" style:font-weight-asian="bold" style:font-weight-complex="bold"/>
    </style:style>
    <style:style style:name="T21" style:family="text">
      <style:text-properties fo:font-weight="bold" officeooo:rsid="00385218" style:font-weight-asian="bold" style:font-weight-complex="bold"/>
    </style:style>
    <style:style style:name="T22" style:family="text">
      <style:text-properties fo:font-weight="bold" officeooo:rsid="0043723c" style:font-weight-asian="bold" style:font-weight-complex="bold"/>
    </style:style>
    <style:style style:name="T23" style:family="text">
      <style:text-properties officeooo:rsid="002ca065"/>
    </style:style>
    <style:style style:name="T24" style:family="text">
      <style:text-properties officeooo:rsid="002e9686"/>
    </style:style>
    <style:style style:name="T25" style:family="text">
      <style:text-properties officeooo:rsid="002faddb"/>
    </style:style>
    <style:style style:name="T2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fo:font-style="normal" style:text-underline-style="none" fo:font-weight="normal" officeooo:rsid="003162ec" style:font-style-asian="normal" style:font-weight-asian="normal" style:font-style-complex="normal" style:font-weight-complex="normal"/>
    </style:style>
    <style:style style:name="T28" style:family="text">
      <style:text-properties fo:font-style="normal" style:text-underline-style="none" fo:font-weight="normal" officeooo:rsid="003725af" style:font-style-asian="normal" style:font-weight-asian="normal" style:font-style-complex="normal" style:font-weight-complex="normal"/>
    </style:style>
    <style:style style:name="T29" style:family="text">
      <style:text-properties officeooo:rsid="0031f4ac"/>
    </style:style>
    <style:style style:name="T30" style:family="text">
      <style:text-properties officeooo:rsid="0032356d"/>
    </style:style>
    <style:style style:name="T31" style:family="text">
      <style:text-properties officeooo:rsid="003725af"/>
    </style:style>
    <style:style style:name="T32" style:family="text">
      <style:text-properties style:text-underline-style="none" fo:font-weight="normal" officeooo:rsid="0021b8eb" style:font-weight-asian="normal" style:font-weight-complex="normal"/>
    </style:style>
    <style:style style:name="T33" style:family="text">
      <style:text-properties officeooo:rsid="00385218"/>
    </style:style>
    <style:style style:name="T34" style:family="text">
      <style:text-properties officeooo:rsid="00405ac9"/>
    </style:style>
    <style:style style:name="T35" style:family="text">
      <style:text-properties officeooo:rsid="0043723c"/>
    </style:style>
    <style:style style:name="T36" style:family="text">
      <style:text-properties officeooo:rsid="00439856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<text:span text:style-name="T36">ravljenje proizvoda</text:span>: </text:p>
      <text:p text:style-name="P1"/>
      <text:p text:style-name="P1">1. Kratak opis: <text:span text:style-name="T1">Proces proizvodnje gotovog proizvoda od sirovina uzetih iz magacina </text:span><text:span text:style-name="T10">i</text:span><text:span text:style-name="T1"> vraćanje gotovog proizvoda u magacin, kao </text:span><text:span text:style-name="T10">i</text:span><text:span text:style-name="T1"> beleženje promen</text:span><text:span text:style-name="T5">e</text:span><text:span text:style-name="T1"> stanja sistema.</text:span></text:p>
      <text:p text:style-name="P9"/>
      <text:p text:style-name="P1">2. Učesnici:</text:p>
      <text:p text:style-name="P23"><text:tab/><text:span text:style-name="T12">Menadžer proizvodnje – Izdaje radni nalog</text:span></text:p>
      <text:p text:style-name="P9"><text:tab/>Šef <text:span text:style-name="T34">proizvodnje</text:span> – Želi da završi posao <text:span text:style-name="T31">i</text:span> dobije gotov proizvod spreman za prodaju.</text:p>
      <text:p text:style-name="P9"><text:s/><text:tab/>Radnici – Žele što pre kvalitetno da odrade posao, bez grešaka, jer bi to povlačilo kazne od strane poslodavca.</text:p>
      <text:p text:style-name="P9"><text:tab/>Magacioner – Izdaje sirovine <text:span text:style-name="T31">i</text:span> očekuje da dobije gotov proizvod radi smeštanja u magacin.</text:p>
      <text:p text:style-name="P9"/>
      <text:p text:style-name="P2">3. Preduslovi: <text:span text:style-name="T8">M</text:span><text:span text:style-name="T2">enadžer </text:span><text:span text:style-name="T12">proizvodnje</text:span><text:span text:style-name="T2"> je izdao radni nalog šefu </text:span><text:span text:style-name="T12">proizvodnje</text:span><text:span text:style-name="T2">, radnici su obučeni za rad na mašinama za proizvodnju datog proizvoda, mašine su u funkcionalnom stanju.</text:span></text:p>
      <text:p text:style-name="P10"/>
      <text:p text:style-name="P2"><text:span text:style-name="T13">4. Postuslovi: </text:span><text:span text:style-name="T2">Gotov proizvod je u magacinu, ažurirano je stanje sirovina </text:span><text:span text:style-name="T10">i</text:span><text:span text:style-name="T2"> gotovih proizvoda </text:span><text:span text:style-name="T10">u sistemu</text:span><text:span text:style-name="T2">.</text:span></text:p>
      <text:p text:style-name="P10"/>
      <text:p text:style-name="P3">5. Osnovni tok:</text:p>
      <text:list xml:id="list7177821731227423396" text:style-name="L1">
        <text:list-item>
          <text:p text:style-name="P12">Šef <text:span text:style-name="T34">proizvodnje</text:span> dobija radni nalog od menadžera <text:span text:style-name="T15">proizvodnje</text:span>.</text:p>
        </text:list-item>
        <text:list-item>
          <text:p text:style-name="P14">Šef <text:span text:style-name="T34">proizvodnje</text:span> traži potrebne sirovine od magacionera <text:span text:style-name="T31">i predaje mu kopiju radnog naloga</text:span>. </text:p>
        </text:list-item>
        <text:list-item>
          <text:p text:style-name="P13">Šef <text:span text:style-name="T34">proizvodnje</text:span> deli zadatke radnicima u pogonu. </text:p>
        </text:list-item>
        <text:list-item>
          <text:p text:style-name="P12">Radnici <text:span text:style-name="T14">dolaze kod magacionera da preuzmu sirovine.</text:span></text:p>
        </text:list-item>
        <text:list-item>
          <text:p text:style-name="P15">Magacioner izdaje sirovine radnicima <text:span text:style-name="T31">i</text:span> ažurira stanje u bazi sirovina.</text:p>
        </text:list-item>
        <text:list-item>
          <text:p text:style-name="P15">Radnici prave <text:span text:style-name="T31">i</text:span> pakuju dati proizvod.</text:p>
        </text:list-item>
        <text:list-item>
          <text:p text:style-name="P17">Šef <text:span text:style-name="T34">proizvodnje</text:span> piše predajnicu <text:span text:style-name="T31">na osnovu onoga što je proizvedeno</text:span>.</text:p>
        </text:list-item>
        <text:list-item>
          <text:p text:style-name="P15">Radnici odnose gotov proizvod magacioneru <text:span text:style-name="T24">uz predajnicu.</text:span></text:p>
        </text:list-item>
        <text:list-item>
          <text:p text:style-name="P16">Magacioner prima gotov proizvod. </text:p>
        </text:list-item>
        <text:list-item>
          <text:p text:style-name="P16"><text:span text:style-name="T24">Magacioner proverava predajnicu i </text:span>ažurira stanje u bazi gotovih proizvoda.</text:p>
        </text:list-item>
        <text:list-item>
          <text:p text:style-name="P17">Sistem <text:span text:style-name="T25">proverava procenat odstupanja količine proizvoda iz radnog naloga i predajnice.</text:span></text:p>
        </text:list-item>
        <text:list-item>
          <text:p text:style-name="P18">Magacioner zavodi predajnicu.</text:p>
        </text:list-item>
        <text:list-item>
          <text:p text:style-name="P18">Zatvara se radni nalog.</text:p>
        </text:list-item>
      </text:list>
      <text:p text:style-name="P8"/>
      <text:p text:style-name="P4">6. Alternativni tok:</text:p>
      <text:p text:style-name="P4"><text:span text:style-name="T16"><text:tab/>5, 10: Nemogućnost pristupa bazi: </text:span><text:span text:style-name="T6">M</text:span><text:span text:style-name="T1">agacioner</text:span><text:span text:style-name="T26"> </text:span><text:span text:style-name="T27">odlaže radni nalog u registrator namenjen <text:tab/>nalozima koji nisu uneti u siste</text:span><text:span text:style-name="T28">m. M</text:span><text:span text:style-name="T32">agacioner</text:span><text:span text:style-name="T3"> zove tehničara da </text:span><text:span text:style-name="T4">osposobi </text:span><text:span text:style-name="T3">bazu. </text:span><text:span text:style-name="T6">Slučaj <text:tab/>upotrebe se nastavlja na koraku 6.</text:span></text:p>
      <text:list xml:id="list8337412538050076491" text:style-name="L2">
        <text:list-header>
          <text:p text:style-name="P21"/>
          <text:p text:style-name="P19"><text:span text:style-name="T17">1-</text:span><text:span text:style-name="T19">13</text:span><text:span text:style-name="T17"> : </text:span><text:span text:style-name="T18">Nestanak struje: </text:span><text:span text:style-name="T23">O</text:span>baveštava se šef <text:span text:style-name="T34">proizvodnje</text:span>. <text:span text:style-name="T29">Ako se nestanak desio pri radu sa bazom, papiri se samo odlazu u predviđene registatore radi kasnijeg unošenja u bazu i</text:span> <text:span text:style-name="T29">p</text:span>rekida se slučaj upotrebe, <text:span text:style-name="T29">a u ostalim slučajevima se samo prekida slučaj upotrebe</text:span>.</text:p>
          <text:p text:style-name="P19"/>
        </text:list-header>
      </text:list>
      <text:p text:style-name="P6"><text:span text:style-name="T7"><text:tab/></text:span><text:span text:style-name="T30">8 : Oštećenje gotovog proizvoda: </text:span><text:span text:style-name="T1">Ukoliko se neki od proizvoda ošteti u toku prenosa do <text:tab/>magacina. </text:span><text:span text:style-name="T11">Šef </text:span><text:span text:style-name="T12">proizvodnje</text:span><text:span text:style-name="T11"> pravi </text:span><text:span text:style-name="T1">zapisnik o količini oštećene robe, </text:span><text:span text:style-name="T11">predaje se menadžeru <text:tab/>proizvodnje</text:span><text:span text:style-name="T1">. </text:span><text:span text:style-name="T9">Slučaj upotrebe se nastavlja na koraku 9.</text:span></text:p>
      <text:p text:style-name="P11"><text:tab/></text:p>
      <text:p text:style-name="P11"><text:tab/><text:span text:style-name="T20">5 : </text:span><text:span text:style-name="T21">Sirovine neodgovarajućeg kvaliteta: </text:span><text:span text:style-name="T33">Ukoliko se, prilikom preuzimanja, ustanovi da <text:tab/>neke sirovine iz magacina nisu odgovarajućeg kvaliteta za pravljenje proizvoda, sirovine se <text:tab/>bacaju, obaveštava se menadžment i ako je u magacinu ostala dovoljna količina te sirovine <text:tab/>ona se izdaje radnicima, slučaj upotrebe se nastavlja na koraku 6. Ukoliko u magacinu posle <text:tab/>bacanja nema dovoljna količina te sirovine, obaveštava se menadžment da je to potrebno <text:tab/>nabaviti, a slučaj upotrebe se prekida.</text:span></text:p>
      <text:p text:style-name="P11"><text:soft-page-break/><text:tab/><text:span text:style-name="T22">11 : Procenat odstupanja je veći od dozvoljenog: </text:span><text:span text:style-name="T35">Obaveštava se menadžment o <text:tab/>nepravilnostima koji kasnije sprovodi odgovarajuće akcije. Slučaj upotrebe se nastavlja na <text:tab/>koraku 12.</text:span></text:p>
      <text:p text:style-name="P24"/>
      <text:p text:style-name="P5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8:47:02.456336324</meta:creation-date>
    <dc:date>2017-11-09T13:22:28.256264874</dc:date>
    <meta:editing-duration>PT1H23M36S</meta:editing-duration>
    <meta:editing-cycles>13</meta:editing-cycles>
    <meta:generator>LibreOffice/5.1.6.2$Linux_X86_64 LibreOffice_project/10m0$Build-2</meta:generator>
    <meta:document-statistic meta:table-count="0" meta:image-count="0" meta:object-count="0" meta:page-count="2" meta:paragraph-count="30" meta:word-count="442" meta:character-count="2971" meta:non-whitespace-character-count="2542"/>
  </office:meta>
</office:document-meta>
</file>